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24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Лист1" table:style-name="ta1" table:print="false">
        <table:table-column table:style-name="co2" table:default-cell-style-name="Default"/>
        <table:table-column table:style-name="co1" table:number-columns-repeated="8" table:default-cell-style-name="Default"/>
        <table:table-row table:style-name="ro2">
          <table:table-cell table:style-name="ce1" office:value-type="string">
            <text:p>KaRadio32 cost</text:p>
          </table:table-cell>
          <table:table-cell table:number-columns-repeated="8"/>
        </table:table-row>
        <table:table-row table:style-name="ro2" table:number-rows-repeated="6">
          <table:table-cell table:number-columns-repeated="9"/>
        </table:table-row>
        <table:table-row table:style-name="ro3">
          <table:table-cell office:value-type="string">
            <text:p>ESP32 DevKit</text:p>
          </table:table-cell>
          <table:table-cell office:value-type="string">
            <text:p>ESP-32 Mini Core Dev. Board, ESP32-DevKitC, V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8.16">
            <text:p>8,16</text:p>
          </table:table-cell>
          <table:table-cell table:formula="of:=[.E8]*[.F8]" office:value-type="float" office:value="8.16">
            <text:p>8,16</text:p>
          </table:table-cell>
          <table:table-cell office:value-type="string">
            <text:p><text:a xlink:href="http://www.electrodragon.com/">www.electrodragon.com</text:a></text:p>
          </table:table-cell>
          <table:table-cell office:value-type="string">
            <text:p><text:a xlink:href="http://www.electrodragon.com/product/esp32-devkitc/">http://www.electrodragon.com/product/esp32-devkitc/</text:a></text:p>
          </table:table-cell>
        </table:table-row>
        <table:table-row table:style-name="ro3">
          <table:table-cell office:value-type="string">
            <text:p>VS1053B Module</text:p>
          </table:table-cell>
          <table:table-cell office:value-type="string">
            <text:p>ALIENTEK VS1053 module MP3 player audio decoder Module VS1053 MP3 Module</text:p>
          </table:table-cell>
          <table:table-cell/>
          <table:table-cell office:value-type="string">
            <text:p>Alientek</text:p>
          </table:table-cell>
          <table:table-cell office:value-type="float" office:value="1">
            <text:p>1</text:p>
          </table:table-cell>
          <table:table-cell office:value-type="float" office:value="11.475">
            <text:p>11,475</text:p>
          </table:table-cell>
          <table:table-cell table:formula="of:=[.E9]*[.F9]" office:value-type="float" office:value="11.475">
            <text:p>11,475</text:p>
          </table:table-cell>
          <table:table-cell office:value-type="string">
            <text:p><text:a xlink:href="http://www.aliexpress.com/">www.aliexpress.com</text:a></text:p>
          </table:table-cell>
          <table:table-cell office:value-type="string">
            <text:p><text:a xlink:href="https://www.aliexpress.com/item/Free-Shipping-ALIENTEK-VS1053-module-MP3-player-audio-decoder-Module-VS1053-MP3-Module/32506214313.html?spm=2114.search0104.3.1.7d8e489aHgxltF&amp;ws_ab_test=searchweb0_0,searchweb201602_2_10152_10151_10065_10344_5722918_10068_5722818_10342_10343_10340_10341_5722618_10696_10084_10083_10618_10307_10820_10821_5722718_10303_10302_10059_100031_10103_5722518_10624_10623_10622_10621_10620,searchweb201603_25,ppcSwitch_7&amp;algo_expid=ea0933a6-4ed4-48f7-b366-ea338bc4c979-0&amp;algo_pvid=ea0933a6-4ed4-48f7-b366-ea338bc4c979&amp;priceBeautifyAB=0">https://www.aliexpress.com/item/Free-Shipping-ALIENTEK-VS1053-module-MP3-player-audio-decoder-Module-VS1053-MP3-Module/32506214313.html?spm=2114.search0104.3.1.7d8e489aHgxltF&amp;ws_ab_test=searchweb0_0,searchweb201602_2_10152_10151_10065_10344_5722918_10068_5722818_10342_10343_10340_10341_5722618_10696_10084_10083_10618_10307_10820_10821_5722718_10303_10302_10059_100031_10103_5722518_10624_10623_10622_10621_10620,searchweb201603_25,ppcSwitch_7&amp;algo_expid=ea0933a6-4ed4-48f7-b366-ea338bc4c979-0&amp;algo_pvid=ea0933a6-4ed4-48f7-b366-ea338bc4c979&amp;priceBeautifyAB=0</text:a></text:p>
          </table:table-cell>
        </table:table-row>
        <table:table-row table:style-name="ro3">
          <table:table-cell office:value-type="string">
            <text:p>Case 178 mm x 152 mm x 51 mm 1598CBK Hammond Manufacturing</text:p>
          </table:table-cell>
          <table:table-cell office:value-type="string">
            <text:p><text:a xlink:href="https://www.hammfg.com/part/1598CBK?referer=1199">https://www.hammfg.com/part/1598CBK?referer=1199</text:a>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3.94">
            <text:p>13,94</text:p>
          </table:table-cell>
          <table:table-cell table:formula="of:=[.E10]*[.F10]" office:value-type="float" office:value="13.94">
            <text:p>13,94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Hammond-Manufacturing/1598CBK?qs=%2Fha2pyFaduiVdQg4lumlPxhrpnHMHOHU1LRQV85jbsI%3D">https://eu.mouser.com/ProductDetail/Hammond-Manufacturing/1598CBK?qs=%2fha2pyFaduiVdQg4lumlPxhrpnHMHOHU1LRQV85jbsI%3d</text:a></text:p>
          </table:table-cell>
        </table:table-row>
        <table:table-row table:style-name="ro3">
          <table:table-cell office:value-type="string">
            <text:p>Plastic End Panels 1598PLCBK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.86">
            <text:p>1,86</text:p>
          </table:table-cell>
          <table:table-cell table:formula="of:=[.E11]*[.F11]" office:value-type="float" office:value="1.86">
            <text:p>1,86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Hammond-Manufacturing/1598PLCBK?qs=%2Fha2pyFadugPVPeSMbdVvKr39ohuicA8ywyz%252bm0xqdE%3D">https://eu.mouser.com/ProductDetail/Hammond-Manufacturing/1598PLCBK?qs=%2fha2pyFadugPVPeSMbdVvKr39ohuicA8ywyz%252bm0xqdE%3d</text:a></text:p>
          </table:table-cell>
        </table:table-row>
        <table:table-row table:style-name="ro3">
          <table:table-cell office:value-type="string">
            <text:p>PCB Screws</text:p>
          </table:table-cell>
          <table:table-cell office:value-type="string">
            <text:p>1598ATS100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0.0868">
            <text:p>0,0868</text:p>
          </table:table-cell>
          <table:table-cell table:formula="of:=[.E12]*[.F12]" office:value-type="float" office:value="8.68">
            <text:p>8,68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Hammond-Manufacturing/1598ATS100?qs=%2Fha2pyFadui6rYoHptA4LRJn%2Ft6gsDSVoohWMEWX7DQ%3D">https://eu.mouser.com/ProductDetail/Hammond-Manufacturing/1598ATS100?qs=%2fha2pyFadui6rYoHptA4LRJn%2ft6gsDSVoohWMEWX7DQ%3d</text:a></text:p>
          </table:table-cell>
        </table:table-row>
        <table:table-row table:style-name="ro3">
          <table:table-cell office:value-type="string">
            <text:p>PCB</text:p>
          </table:table-cell>
          <table:table-cell table:number-columns-repeated="2"/>
          <table:table-cell office:value-type="string">
            <text:p>JLCPCB</text:p>
          </table:table-cell>
          <table:table-cell office:value-type="float" office:value="1">
            <text:p>1</text:p>
          </table:table-cell>
          <table:table-cell office:value-type="float" office:value="12.27">
            <text:p>12,27</text:p>
          </table:table-cell>
          <table:table-cell table:formula="of:=[.E13]*[.F13]" office:value-type="float" office:value="12.27">
            <text:p>12,27</text:p>
          </table:table-cell>
          <table:table-cell office:value-type="string">
            <text:p>www.jlcpcb.com</text:p>
          </table:table-cell>
          <table:table-cell office:value-type="string">
            <text:p><text:a xlink:href="https://www.jlcpcb.com/">https://www.jlcpcb.com/</text:a></text:p>
          </table:table-cell>
        </table:table-row>
        <table:table-row table:style-name="ro3">
          <table:table-cell office:value-type="string">
            <text:p>OLED Displays &amp; Accessories OLED 256 x 64 Yellow 89.2 x 44.0 x 6.0</text:p>
          </table:table-cell>
          <table:table-cell office:value-type="string">
            <text:p>NHD-3.12-25664UCY2</text:p>
          </table:table-cell>
          <table:table-cell/>
          <table:table-cell office:value-type="string">
            <text:p>Newhaven Display</text:p>
          </table:table-cell>
          <table:table-cell office:value-type="float" office:value="1">
            <text:p>1</text:p>
          </table:table-cell>
          <table:table-cell office:value-type="float" office:value="27.27">
            <text:p>27,27</text:p>
          </table:table-cell>
          <table:table-cell table:formula="of:=[.E14]*[.F14]" office:value-type="float" office:value="27.27">
            <text:p>27,27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Newhaven-Display/NHD-312-25664UCY2?qs=%2Fha2pyFaduhTWwfvG0hylQnTAFzk8Fa0UUqmJJjKdQ8Wpr1rJ%252brFfWY5cpPjV4o%2F">https://eu.mouser.com/ProductDetail/Newhaven-Display/NHD-312-25664UCY2?qs=%2fha2pyFaduhTWwfvG0hylQnTAFzk8Fa0UUqmJJjKdQ8Wpr1rJ%252brFfWY5cpPjV4o%2f</text:a></text:p>
          </table:table-cell>
        </table:table-row>
        <table:table-row table:style-name="ro3">
          <table:table-cell office:value-type="string">
            <text:p>Dual Encoder</text:p>
          </table:table-cell>
          <table:table-cell office:value-type="string">
            <text:p>EC11EBB24C03</text:p>
          </table:table-cell>
          <table:table-cell/>
          <table:table-cell office:value-type="string">
            <text:p>Alps</text:p>
          </table:table-cell>
          <table:table-cell office:value-type="float" office:value="1">
            <text:p>1</text:p>
          </table:table-cell>
          <table:table-cell office:value-type="float" office:value="26.36">
            <text:p>26,36</text:p>
          </table:table-cell>
          <table:table-cell table:formula="of:=[.E15]*[.F15]" office:value-type="float" office:value="26.36">
            <text:p>26,36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ALPS/EC11EBB24C03?qs=%2Fha2pyFadujeaV0i6uMuL1GYqFJCgWKL0ta65Ksi7wriIJy5s%252bWXKw%3D%3D">https://eu.mouser.com/ProductDetail/ALPS/EC11EBB24C03?qs=%2fha2pyFadujeaV0i6uMuL1GYqFJCgWKL0ta65Ksi7wriIJy5s%252bWXKw%3d%3d</text:a></text:p>
          </table:table-cell>
        </table:table-row>
        <table:table-row table:style-name="ro3">
          <table:table-cell office:value-type="string">
            <text:p>Speakers Swen 247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8.05">
            <text:p>8,05</text:p>
          </table:table-cell>
          <table:table-cell table:formula="of:=[.E16]*[.F16]" office:value-type="float" office:value="8.05">
            <text:p>8,05</text:p>
          </table:table-cell>
          <table:table-cell office:value-type="string">
            <text:p>www.aio.lv</text:p>
          </table:table-cell>
          <table:table-cell office:value-type="string">
            <text:p><text:a xlink:href="https://aio.lv/ru/komputernye-komponenty-monitory-periferia-po/kolonki/sven-247-akusticeskaa-sistema-20-dla-komputera-4w-cernye:92984">https://aio.lv/ru/komputernye-komponenty-monitory-periferia-po/kolonki/sven-247-akusticeskaa-sistema-20-dla-komputera-4w-cernye:92984</text:a></text:p>
          </table:table-cell>
        </table:table-row>
        <table:table-row table:style-name="ro3">
          <table:table-cell office:value-type="string">
            <text:p>LDO 3.3V 1.5A TO-220</text:p>
          </table:table-cell>
          <table:table-cell office:value-type="string">
            <text:p>LD1086V33-DG</text:p>
          </table:table-cell>
          <table:table-cell/>
          <table:table-cell office:value-type="string">
            <text:p>ST</text:p>
          </table:table-cell>
          <table:table-cell office:value-type="float" office:value="1">
            <text:p>1</text:p>
          </table:table-cell>
          <table:table-cell office:value-type="float" office:value="1.32">
            <text:p>1,32</text:p>
          </table:table-cell>
          <table:table-cell table:formula="of:=[.E17]*[.F17]" office:value-type="float" office:value="1.32">
            <text:p>1,32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STMicroelectronics/LD1086V33-DG?qs=sGAEpiMZZMug9GoBKXZ753BCfECL9o0PnaSgonxO8t07ahsathLeBA%3D%3D">https://eu.mouser.com/ProductDetail/STMicroelectronics/LD1086V33-DG?qs=sGAEpiMZZMug9GoBKXZ753BCfECL9o0PnaSgonxO8t07ahsathLeBA%3d%3d</text:a></text:p>
          </table:table-cell>
        </table:table-row>
        <table:table-row table:style-name="ro3">
          <table:table-cell office:value-type="string">
            <text:p>LDO 5V 1A TO-220</text:p>
          </table:table-cell>
          <table:table-cell office:value-type="string">
            <text:p>LF50CV</text:p>
          </table:table-cell>
          <table:table-cell/>
          <table:table-cell office:value-type="string">
            <text:p>ST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formula="of:=[.E18]*[.F18]" office:value-type="float" office:value="0.8">
            <text:p>0,8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STMicroelectronics/LF50CV?qs=sGAEpiMZZMug9GoBKXZ75%252bNB3YkcECi9eBrIoZjITrQ%3D">https://eu.mouser.com/ProductDetail/STMicroelectronics/LF50CV?qs=sGAEpiMZZMug9GoBKXZ75%252bNB3YkcECi9eBrIoZjITrQ%3d</text:a></text:p>
          </table:table-cell>
        </table:table-row>
        <table:table-row table:style-name="ro3">
          <table:table-cell office:value-type="string">
            <text:p>On-Off button controller</text:p>
          </table:table-cell>
          <table:table-cell office:value-type="string">
            <text:p>Supervisory Circuits Basic Push Button On/Off Controller (Adjustbale On and Off Timers)</text:p>
          </table:table-cell>
          <table:table-cell office:value-type="string">
            <text:p>LTC2950ITS8-2#TRMPBF</text:p>
          </table:table-cell>
          <table:table-cell/>
          <table:table-cell office:value-type="float" office:value="1">
            <text:p>1</text:p>
          </table:table-cell>
          <table:table-cell office:value-type="float" office:value="4.25">
            <text:p>4,25</text:p>
          </table:table-cell>
          <table:table-cell table:formula="of:=[.E19]*[.F19]" office:value-type="float" office:value="4.25">
            <text:p>4,25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Analog-Devices/LTC2950ITS8-2TRMPBF?qs=sGAEpiMZZMunEhqKs81nFEtES0Ya5yTT%252bRaZm4oJv2g%3D">https://eu.mouser.com/ProductDetail/Analog-Devices/LTC2950ITS8-2TRMPBF?qs=sGAEpiMZZMunEhqKs81nFEtES0Ya5yTT%252bRaZm4oJv2g%3d</text:a></text:p>
          </table:table-cell>
        </table:table-row>
        <table:table-row table:style-name="ro3">
          <table:table-cell office:value-type="string">
            <text:p>Tantal 100uF x 16V</text:p>
          </table:table-cell>
          <table:table-cell office:value-type="string">
            <text:p>Tantalum Capacitors - Solid SMD 100uF 16V 20% C case</text:p>
          </table:table-cell>
          <table:table-cell office:value-type="string">
            <text:p>TMCMC1C107MTRF</text:p>
          </table:table-cell>
          <table:table-cell office:value-type="string">
            <text:p>Vishay / Sprague</text:p>
          </table:table-cell>
          <table:table-cell office:value-type="float" office:value="1">
            <text:p>1</text:p>
          </table:table-cell>
          <table:table-cell office:value-type="float" office:value="0.595">
            <text:p>0,595</text:p>
          </table:table-cell>
          <table:table-cell table:formula="of:=[.E20]*[.F20]" office:value-type="float" office:value="0.595">
            <text:p>0,595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Vishay-Sprague/TMCMC1C107MTRF?qs=sGAEpiMZZMuEN2agSAc2pqyLMxN%252bdaSrFX5fGSid3aApXRUevB%2FygQ%3D%3D">https://eu.mouser.com/ProductDetail/Vishay-Sprague/TMCMC1C107MTRF?qs=sGAEpiMZZMuEN2agSAc2pqyLMxN%252bdaSrFX5fGSid3aApXRUevB%2fygQ%3d%3d</text:a></text:p>
          </table:table-cell>
        </table:table-row>
        <table:table-row table:style-name="ro3">
          <table:table-cell office:value-type="string">
            <text:p>Tantal 100uF x 10V</text:p>
          </table:table-cell>
          <table:table-cell office:value-type="string">
            <text:p>TMCMB1A107MTR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.425">
            <text:p>0,425</text:p>
          </table:table-cell>
          <table:table-cell table:formula="of:=[.E21]*[.F21]" office:value-type="float" office:value="1.275">
            <text:p>1,275</text:p>
          </table:table-cell>
          <table:table-cell office:value-type="string">
            <text:p>eu.mouser.com</text:p>
          </table:table-cell>
          <table:table-cell office:value-type="string">
            <text:p><text:a xlink:href="http://eu.mouser.com/ProductDetail/Vishay/TMCMB1A107MTRF/?qs=%2Fha2pyFadugeIgoZM5G7348vG%252bS43noZaG7Bo9p8DB2iUC74YUBvwQ%3D%3D">http://eu.mouser.com/ProductDetail/Vishay/TMCMB1A107MTRF/?qs=%2fha2pyFadugeIgoZM5G7348vG%252bS43noZaG7Bo9p8DB2iUC74YUBvwQ%3d%3d</text:a></text:p>
          </table:table-cell>
        </table:table-row>
        <table:table-row table:style-name="ro3">
          <table:table-cell office:value-type="string">
            <text:p>Tantalum Capacitors - Solid SMD 470uF 10volts </text:p>
          </table:table-cell>
          <table:table-cell office:value-type="string">
            <text:p>293D477X9010E2TE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77">
            <text:p>1,77</text:p>
          </table:table-cell>
          <table:table-cell table:formula="of:=[.E22]*[.F22]" office:value-type="float" office:value="8.85">
            <text:p>8,85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Vishay-Sprague/293D477X9010E2TE3?qs=sGAEpiMZZMuEN2agSAc2psKIjsJvWr80zxHnx%252b4PRjQ%3D">https://eu.mouser.com/ProductDetail/Vishay-Sprague/293D477X9010E2TE3?qs=sGAEpiMZZMuEN2agSAc2psKIjsJvWr80zxHnx%252b4PRjQ%3d</text:a></text:p>
          </table:table-cell>
        </table:table-row>
        <table:table-row table:style-name="ro3">
          <table:table-cell office:value-type="string">
            <text:p>Power Supply</text:p>
          </table:table-cell>
          <table:table-cell office:value-type="string">
            <text:p>Universal (7.5V), 1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E23]*[.F23]" office:value-type="float" office:value="5">
            <text:p>5</text:p>
          </table:table-cell>
          <table:table-cell office:value-type="string">
            <text:p><text:a xlink:href="http://www.ebay.com/">www.ebay.com</text:a></text:p>
          </table:table-cell>
          <table:table-cell/>
        </table:table-row>
        <table:table-row table:style-name="ro3">
          <table:table-cell office:value-type="string">
            <text:p>IR Receiver</text:p>
          </table:table-cell>
          <table:table-cell office:value-type="string">
            <text:p>TSOP4438 - <text:s/>Infrared Receiver, Remote Control, 38 kHz, 45m, 45 °, 5.5 V, 2.5 V, -25 °C</text:p>
          </table:table-cell>
          <table:table-cell office:value-type="string">
            <text:p>TSOP4438</text:p>
          </table:table-cell>
          <table:table-cell/>
          <table:table-cell office:value-type="float" office:value="1">
            <text:p>1</text:p>
          </table:table-cell>
          <table:table-cell office:value-type="float" office:value="0.439">
            <text:p>0,439</text:p>
          </table:table-cell>
          <table:table-cell table:formula="of:=[.E24]*[.F24]" office:value-type="float" office:value="0.439">
            <text:p>0,439</text:p>
          </table:table-cell>
          <table:table-cell office:value-type="string">
            <text:p>lv.farnell.com</text:p>
          </table:table-cell>
          <table:table-cell office:value-type="string">
            <text:p><text:a xlink:href="http://lv.farnell.com/vishay/tsop4438/ir-receiver-small-agc4-38khz/dp/2251381?ost=TSOP4438&amp;ddkey=http%3Alv-LV%2FElement14_Latvia%2Fsearch">http://lv.farnell.com/vishay/tsop4438/ir-receiver-small-agc4-38khz/dp/2251381?ost=TSOP4438&amp;ddkey=http%3Alv-LV%2FElement14_Latvia%2Fsearch</text:a></text:p>
          </table:table-cell>
        </table:table-row>
        <table:table-row table:style-name="ro3">
          <table:table-cell office:value-type="string">
            <text:p>Audio Connector 3.5mm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.24">
            <text:p>0,24</text:p>
          </table:table-cell>
          <table:table-cell table:formula="of:=[.E25]*[.F25]" office:value-type="float" office:value="0.24">
            <text:p>0,24</text:p>
          </table:table-cell>
          <table:table-cell office:value-type="string">
            <text:p>aliexpress.com</text:p>
          </table:table-cell>
          <table:table-cell office:value-type="string">
            <text:p><text:a xlink:href="https://ru.aliexpress.com/item/5PCS-LOT-PJ392-3-5mm-Stereo-Female-Sockect-Jack-with-Screw-3-5-Audio-Headphone-Connector/32828608647.html?spm=a2g0v.search0204.3.169.36e86322ke0uIh&amp;ws_ab_test=searchweb0_0,searchweb201602_2_10152_10151_10065_10068_10344_10342_10343_10340_10341_10696_10084_10083_10618_10307_10820_10821_10303_10302_10059_100031_524_10103_10624_10623_10622_10621_10620,searchweb201603_25,ppcSwitch_7_ppcChannel&amp;algo_expid=f3196da9-d172-47ee-be79-f9ed47c08e3c-20&amp;algo_pvid=f3196da9-d172-47ee-be79-f9ed47c08e3c&amp;priceBeautifyAB=0">https://ru.aliexpress.com/item/5PCS-LOT-PJ392-3-5mm-Stereo-Female-Sockect-Jack-with-Screw-3-5-Audio-Headphone-Connector/32828608647.html?spm=a2g0v.search0204.3.169.36e86322ke0uIh&amp;ws_ab_test=searchweb0_0,searchweb201602_2_10152_10151_10065_10068_10344_10342_10343_10340_10341_10696_10084_10083_10618_10307_10820_10821_10303_10302_10059_100031_524_10103_10624_10623_10622_10621_10620,searchweb201603_25,ppcSwitch_7_ppcChannel&amp;algo_expid=f3196da9-d172-47ee-be79-f9ed47c08e3c-20&amp;algo_pvid=f3196da9-d172-47ee-be79-f9ed47c08e3c&amp;priceBeautifyAB=0</text:a></text:p>
          </table:table-cell>
        </table:table-row>
        <table:table-row table:style-name="ro3">
          <table:table-cell office:value-type="string">
            <text:p>Audio Connector 6.3mm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.415">
            <text:p>0,415</text:p>
          </table:table-cell>
          <table:table-cell table:formula="of:=[.E26]*[.F26]" office:value-type="float" office:value="0.415">
            <text:p>0,415</text:p>
          </table:table-cell>
          <table:table-cell office:value-type="string">
            <text:p>aliexpress.com</text:p>
          </table:table-cell>
          <table:table-cell office:value-type="string">
            <text:p><text:a xlink:href="https://ru.aliexpress.com/item/10Pcs-lot-1-4-6-35mm-Stereo-Socket-Jack-Female-Connector-Panel-Mount-Solder/32777665022.html?spm=a2g0v.search0204.3.49.453c342fyepziJ&amp;ws_ab_test=searchweb0_0,searchweb201602_2_10152_10151_10065_10068_10344_10342_10343_10340_10341_10696_10084_10083_10618_10307_10820_10821_10303_10302_10059_100031_524_10103_10624_10623_10622_10621_10620,searchweb201603_25,ppcSwitch_7_ppcChannel&amp;algo_expid=3fdf45c9-61cb-407a-9f99-b01ca84193fb-7&amp;algo_pvid=3fdf45c9-61cb-407a-9f99-b01ca84193fb&amp;priceBeautifyAB=0">https://ru.aliexpress.com/item/10Pcs-lot-1-4-6-35mm-Stereo-Socket-Jack-Female-Connector-Panel-Mount-Solder/32777665022.html?spm=a2g0v.search0204.3.49.453c342fyepziJ&amp;ws_ab_test=searchweb0_0,searchweb201602_2_10152_10151_10065_10068_10344_10342_10343_10340_10341_10696_10084_10083_10618_10307_10820_10821_10303_10302_10059_100031_524_10103_10624_10623_10622_10621_10620,searchweb201603_25,ppcSwitch_7_ppcChannel&amp;algo_expid=3fdf45c9-61cb-407a-9f99-b01ca84193fb-7&amp;algo_pvid=3fdf45c9-61cb-407a-9f99-b01ca84193fb&amp;priceBeautifyAB=0</text:a></text:p>
          </table:table-cell>
        </table:table-row>
        <table:table-row table:style-name="ro3">
          <table:table-cell office:value-type="string">
            <text:p>USB Type-A Femal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.124">
            <text:p>0,124</text:p>
          </table:table-cell>
          <table:table-cell table:formula="of:=[.E27]*[.F27]" office:value-type="float" office:value="0.124">
            <text:p>0,124</text:p>
          </table:table-cell>
          <table:table-cell office:value-type="string">
            <text:p><text:a xlink:href="http://www.ebay.com/">www.ebay.com</text:a></text:p>
          </table:table-cell>
          <table:table-cell office:value-type="string">
            <text:p><text:a xlink:href="https://www.ebay.com/itm/10Pcs-USB2-0-Type-A-Plug-4-pin-female-Adapter-Connector-jack-Black-Plastic-Cover/272041592263?hash=item3f56f145c7:g:E7AAAOSw1DtXHeI0">https://www.ebay.com/itm/10Pcs-USB2-0-Type-A-Plug-4-pin-female-Adapter-Connector-jack-Black-Plastic-Cover/272041592263?hash=item3f56f145c7:g:E7AAAOSw1DtXHeI0</text:a></text:p>
          </table:table-cell>
        </table:table-row>
        <table:table-row table:style-name="ro3">
          <table:table-cell office:value-type="string">
            <text:p>Reset Butto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.228">
            <text:p>0,228</text:p>
          </table:table-cell>
          <table:table-cell table:formula="of:=[.E28]*[.F28]" office:value-type="float" office:value="0.228">
            <text:p>0,228</text:p>
          </table:table-cell>
          <table:table-cell office:value-type="string">
            <text:p><text:a xlink:href="http://www.ebay.com/">www.ebay.com</text:a></text:p>
          </table:table-cell>
          <table:table-cell office:value-type="string">
            <text:p><text:a xlink:href="https://www.ebay.com/itm/10pcs-5mm-Momentary-Push-button-Switch-Press-the-reset-switch-Normally-Open-HT/112981659318?ssPageName=STRK%3AMEBIDX%3AIT&amp;var=413359540927&amp;_trksid=p2057872.m2749.l2649">https://www.ebay.com/itm/10pcs-5mm-Momentary-Push-button-Switch-Press-the-reset-switch-Normally-Open-HT/112981659318?ssPageName=STRK%3AMEBIDX%3AIT&amp;var=413359540927&amp;_trksid=p2057872.m2749.l2649</text:a></text:p>
          </table:table-cell>
        </table:table-row>
        <table:table-row table:style-name="ro3">
          <table:table-cell office:value-type="string">
            <text:p>DC Power Connectors Power Jacks 5.7x2.5mm</text:p>
          </table:table-cell>
          <table:table-cell office:value-type="string">
            <text:p>PJ-005B</text:p>
          </table:table-cell>
          <table:table-cell/>
          <table:table-cell office:value-type="string">
            <text:p>CUI</text:p>
          </table:table-cell>
          <table:table-cell office:value-type="float" office:value="1">
            <text:p>1</text:p>
          </table:table-cell>
          <table:table-cell office:value-type="float" office:value="1.92">
            <text:p>1,92</text:p>
          </table:table-cell>
          <table:table-cell table:formula="of:=[.E29]*[.F29]" office:value-type="float" office:value="1.92">
            <text:p>1,92</text:p>
          </table:table-cell>
          <table:table-cell office:value-type="string">
            <text:p>eu.mouser.com</text:p>
          </table:table-cell>
          <table:table-cell office:value-type="string">
            <text:p><text:a xlink:href="http://eu.mouser.com/ProductDetail/CUI/PJ-005B/?qs=sGAEpiMZZMtnOp%252bbbqA009lE0K0K%252bPZGHDa8R3T3fghCv9kHIJIT1g%3D%3D">http://eu.mouser.com/ProductDetail/CUI/PJ-005B/?qs=sGAEpiMZZMtnOp%252bbbqA009lE0K0K%252bPZGHDa8R3T3fghCv9kHIJIT1g%3d%3d</text:a></text:p>
          </table:table-cell>
        </table:table-row>
        <table:table-row table:style-name="ro2">
          <table:table-cell table:number-columns-repeated="4"/>
          <table:table-cell table:number-columns-repeated="2"/>
          <table:table-cell table:formula="of:=[.E30]*[.F3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1]*[.F3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2]*[.F3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3]*[.F3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4]*[.F3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5]*[.F3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6]*[.F3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7]*[.F3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8]*[.F3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9]*[.F3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40]*[.F4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41]*[.F4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42]*[.F4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table:number-columns-repeated="5"/>
          <table:table-cell table:style-name="ce1" office:value-type="string">
            <text:p>Sum</text:p>
          </table:table-cell>
          <table:table-cell table:style-name="ce1" table:formula="of:=SUM([.G8:.G42])" office:value-type="float" office:value="143.521">
            <text:p>143,521</text:p>
          </table:table-cell>
          <table:table-cell office:value-type="string">
            <text:p>+ VAT</text:p>
          </table:table-cell>
          <table:table-cell table:style-name="ce1" table:formula="of:=[.G44]*1.21" office:value-type="float" office:value="173.66041">
            <text:p>173,66041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6">26.08.2018</text:date>, <text:time>12:40:3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7:51:31.77</meta:creation-date>
    <meta:generator>OpenOffice/4.1.3$Win32 OpenOffice.org_project/413m1$Build-9783</meta:generator>
    <dc:date>2018-08-26T12:40:38.79</dc:date>
    <meta:editing-duration>PT36M9S</meta:editing-duration>
    <meta:editing-cycles>6</meta:editing-cycles>
    <meta:document-statistic meta:table-count="3" meta:cell-count="201" meta:object-count="0"/>
  </office:meta>
</office:document-meta>
</file>